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2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8591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6.3492in"/>
    </style:style>
    <style:style style:name="co9" style:family="table-column">
      <style:table-column-properties fo:break-before="auto" style:column-width="3.290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1_pmedians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</table:table-row>
        <table:table-row table:style-name="ro1">
          <table:table-cell office:value-type="string">
            <text:p>pmedians_Probs_5_med_70_50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0.0728073">
            <text:p>0.0728073</text:p>
          </table:table-cell>
        </table:table-row>
        <table:table-row table:style-name="ro1">
          <table:table-cell office:value-type="string">
            <text:p>pmedians_Probs_5_med_80_50</text:p>
          </table:table-cell>
          <table:table-cell office:value-type="float" office:value="1287">
            <text:p>1287</text:p>
          </table:table-cell>
          <table:table-cell office:value-type="float" office:value="0">
            <text:p>0</text:p>
          </table:table-cell>
          <table:table-cell office:value-type="float" office:value="0.0807095">
            <text:p>0.0807095</text:p>
          </table:table-cell>
        </table:table-row>
        <table:table-row table:style-name="ro1">
          <table:table-cell office:value-type="string">
            <text:p>pmedians_Probs_5_med_100_50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0.113005">
            <text:p>0.113005</text:p>
          </table:table-cell>
        </table:table-row>
        <table:table-row table:style-name="ro1">
          <table:table-cell office:value-type="string">
            <text:p>pmedians_Probs_5_med_200_50</text:p>
          </table:table-cell>
          <table:table-cell office:value-type="float" office:value="2369">
            <text:p>2369</text:p>
          </table:table-cell>
          <table:table-cell office:value-type="float" office:value="0">
            <text:p>0</text:p>
          </table:table-cell>
          <table:table-cell office:value-type="float" office:value="0.199469">
            <text:p>0.199469</text:p>
          </table:table-cell>
        </table:table-row>
        <table:table-row table:style-name="ro1">
          <table:table-cell office:value-type="string">
            <text:p>pmedians_Probs_10_med_100_50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0.108709">
            <text:p>0.108709</text:p>
          </table:table-cell>
        </table:table-row>
        <table:table-row table:style-name="ro1">
          <table:table-cell office:value-type="string">
            <text:p>pmedians_Probs_10_med_200_100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0.510637">
            <text:p>0.510637</text:p>
          </table:table-cell>
        </table:table-row>
        <table:table-row table:style-name="ro1">
          <table:table-cell office:value-type="string">
            <text:p>pmedians_Probs_10_med_300_100</text:p>
          </table:table-cell>
          <table:table-cell office:value-type="float" office:value="3537">
            <text:p>3537</text:p>
          </table:table-cell>
          <table:table-cell office:value-type="float" office:value="0">
            <text:p>0</text:p>
          </table:table-cell>
          <table:table-cell office:value-type="float" office:value="2.93013">
            <text:p>2.93013</text:p>
          </table:table-cell>
        </table:table-row>
        <table:table-row table:style-name="ro1">
          <table:table-cell office:value-type="string">
            <text:p>pmedians_Probs_10_med_400_100</text:p>
          </table:table-cell>
          <table:table-cell office:value-type="float" office:value="4727">
            <text:p>4727</text:p>
          </table:table-cell>
          <table:table-cell office:value-type="float" office:value="0">
            <text:p>0</text:p>
          </table:table-cell>
          <table:table-cell office:value-type="float" office:value="3.51819">
            <text:p>3.51819</text:p>
          </table:table-cell>
        </table:table-row>
      </table:table>
      <table:table table:name="2_designation" table:style-name="ta1" table:print="false"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  <table:table-cell/>
          <table:table-cell table:style-name="Default" office:value-type="string">
            <text:p>PDG_5_100</text:p>
          </table:table-cell>
          <table:table-cell/>
        </table:table-row>
        <table:table-row table:style-name="ro1">
          <table:table-cell office:value-type="string">
            <text:p>PDG_5_100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0.0149288">
            <text:p>0.0149288</text:p>
          </table:table-cell>
          <table:table-cell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office:value-type="string">
            <text:p>PDG_10_100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0.0518703">
            <text:p>0.051870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 12 16 17 20 22 28 40 46 48 50 67 72 78 80 95 98</text:p>
          </table:table-cell>
        </table:table-row>
        <table:table-row table:style-name="ro2">
          <table:table-cell office:value-type="string">
            <text:p>PDG_10_200a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0.0428848">
            <text:p>0.042884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 25 26 33 35 45 49 59 64 68 71 74 75 83 87 92 93 97</text:p>
          </table:table-cell>
        </table:table-row>
        <table:table-row table:style-name="ro2">
          <table:table-cell office:value-type="string">
            <text:p>PDG_10_200b</text:p>
          </table:table-cell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 office:value-type="float" office:value="1.12499">
            <text:p>1.1249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9 13 15 24 27 29 31 32 34 36 41 54 58 61 66 69 70 77 84 89 91 99 </text:p>
          </table:table-cell>
        </table:table-row>
        <table:table-row table:style-name="ro2">
          <table:table-cell office:value-type="string">
            <text:p>PDG_10_200c</text:p>
          </table:table-cell>
          <table:table-cell office:value-type="float" office:value="2806">
            <text:p>2806</text:p>
          </table:table-cell>
          <table:table-cell office:value-type="float" office:value="0">
            <text:p>0</text:p>
          </table:table-cell>
          <table:table-cell office:value-type="float" office:value="1.34141">
            <text:p>1.3414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0 2 4 6 8 11 18 21 23 30 47 51 52 55 56 57 60 62 79 81 82 86 94</text:p>
          </table:table-cell>
        </table:table-row>
        <table:table-row table:style-name="ro2">
          <table:table-cell office:value-type="string">
            <text:p>PDG_20_200a</text:p>
          </table:table-cell>
          <table:table-cell office:value-type="float" office:value="2339">
            <text:p>2339</text:p>
          </table:table-cell>
          <table:table-cell office:value-type="float" office:value="0">
            <text:p>0</text:p>
          </table:table-cell>
          <table:table-cell office:value-type="float" office:value="0.0558167">
            <text:p>0.0558167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 7 10 14 19 37 38 39 42 43 44 53 63 65 73 76 85 88 90 96 </text:p>
          </table:table-cell>
        </table:table-row>
        <table:table-row table:style-name="ro2">
          <table:table-cell office:value-type="string">
            <text:p>PDG_20_200b</text:p>
          </table:table-cell>
          <table:table-cell office:value-type="float" office:value="2339">
            <text:p>2339</text:p>
          </table:table-cell>
          <table:table-cell office:value-type="float" office:value="0">
            <text:p>0</text:p>
          </table:table-cell>
          <table:table-cell office:value-type="float" office:value="0.196596">
            <text:p>0.19659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PDG_20_200c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1.27508">
            <text:p>1.27508</text:p>
          </table:table-cell>
          <table:table-cell/>
          <table:table-cell table:style-name="Default" office:value-type="string">
            <text:p>PDG_10_10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10 18 21 27 34 35 58 60 68 76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15 23 24 26 36 43 63 65 88 92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11 20 22 49 52 56 80 87 95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6 7 14 29 32 48 69 77 85 86 98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9 16 40 42 53 74 78 83 90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28 33 45 57 59 61 71 75 93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25 30 31 41 46 54 64 70 89 96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0 2 3 12 19 50 62 66 67 72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1 8 17 38 39 51 84 94 99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4 5 13 37 44 47 55 73 79 81 82 91 97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>
            <text:p>PDG_10_200a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17 25 43 66 75 76 90 97 102 105 114 140 160 167 172 186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0 6 12 13 15 26 27 31 53 61 73 87 100 109 138 156 162 163 164 177 180 18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18 21 24 28 37 38 42 51 55 57 59 65 71 79 82 106 115 116 121 125 134 153 157 165 175 185 196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7 10 11 30 44 47 72 80 83 89 96 111 113 118 120 139 144 159 188 199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52 60 62 69 77 99 103 119 127 131 136 145 155 173 195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1 4 14 16 19 41 58 92 93 123 161 179 181 187 193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3 29 32 39 64 68 78 84 110 112 117 122 133 141 152 158 174 176 189 194 197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2 5 9 20 34 49 50 54 56 94 104 107 129 147 149 166 168 169 182 190 192 198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8 22 23 35 36 40 81 86 88 91 95 98 130 132 135 142 148 154 171 184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33 45 46 48 63 67 70 74 85 101 108 124 126 128 137 143 146 150 151 170 178 191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>
            <text:p>PDG_10_200b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7 10 13 29 30 31 54 97 98 100 101 119 120 121 136 138 154 159 174 177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6 37 39 46 55 58 70 82 108 111 116 150 180 186 187 191 19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9 23 41 62 65 78 87 91 102 123 125 127 132 143 147 172 173 185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34 38 40 47 60 64 76 79 84 99 103 105 112 122 163 165 168 178 181 184 196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4 18 19 50 52 71 86 110 117 126 137 140 153 161 179 182 188 197 198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1 14 24 33 51 77 85 88 93 107 134 139 144 145 156 157 166 192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8 17 43 53 61 83 90 104 124 128 130 142 152 160 164 194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0 2 15 21 35 36 44 45 56 66 80 89 106 113 129 141 151 162 169 170 176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3 12 26 32 42 48 49 68 69 74 75 81 92 95 96 114 135 146 148 149 171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11 16 22 28 59 63 67 73 94 115 118 131 158 167 175 183 189 195 199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>
            <text:p>PDG_10_200c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0 48 54 71 76 84 91 92 99 102 109 123 131 141 143 144 150 151 155 156 177 182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19 25 36 43 49 74 75 77 79 80 82 100 103 118 138 160 164 165 167 191 192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30 33 53 65 68 70 73 81 89 96 106 130 136 145 148 162 180 187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6 11 15 47 50 59 62 93 101 108 110 114 126 139 140 154 157 158 172 176 189 197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2 17 21 39 40 42 52 87 97 98 112 115 119 132 133 166 170 188 190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1 5 8 16 28 63 66 69 72 85 116 125 137 146 149 168 173 198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10 12 23 27 34 35 45 46 55 86 94 95 113 128 134 159 175 179 185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3 4 13 26 32 56 60 78 83 88 111 142 152 153 163 186 193 194 196 199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9 18 22 24 29 38 41 44 51 57 67 90 104 105 120 124 127 147 161 174 178 195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7 14 20 31 37 58 61 64 107 117 121 122 129 135 169 171 181 183 184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>
            <text:p>PDG_20_200a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7 47 56 69 73 132 142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10 34 48 53 55 84 107 162 165 189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22 29 35 87 109 114 119 141 145 148 163 193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0 3 4 8 18 31 38 80 93 100 115 130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9 40 44 46 52 65 89 92 95 104 117 121 191 194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21 36 43 58 77 94 171 174 180 185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15 78 97 118 120 129 186 188 195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2 6 11 13 54 57 67 71 112 113 124 169 181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5 41 59 63 103 105 122 123 158 160 187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12 14 24 49 81 150 177 178 184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27 45 68 108 137 146 151 164 </text:p>
          </table:table-cell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17 37 39 126 128 </text:p>
          </table:table-cell>
        </table:table-row>
        <table:table-row table:style-name="ro2">
          <table:table-cell table:number-columns-repeated="5"/>
          <table:table-cell office:value-type="float" office:value="12">
            <text:p>12</text:p>
          </table:table-cell>
          <table:table-cell office:value-type="string">
            <text:p>19 28 42 62 64 74 82 161 166 175 192 </text:p>
          </table:table-cell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70 86 111 125 134 155 156 170 183 196 198 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20 25 72 98 102 153 167 182 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16 26 32 96 99 106 110 131 135 139 147 172 </text:p>
          </table:table-cell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1 50 51 138 143 173 179 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30 88 90 101 127 133 140 </text:p>
          </table:table-cell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23 60 61 75 76 79 83 85 91 116 154 159 190 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33 66 136 144 149 152 157 168 176 197 199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>
            <text:p>PDG_20_200b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<text:s/>29 45 54 69 81 84 86 133 146 169 185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<text:s/>2 5 113 121 124 137 149 157 16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<text:s/>1 19 21 51 103 106 110 128 140 176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<text:s/>0 4 24 60 102 108 109 115 138 177 183 194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<text:s/>9 32 35 38 44 72 114 154 171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<text:s/>18 25 43 95 135 143 145 148 159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<text:s/>10 36 47 55 96 122 130 151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<text:s/>15 88 92 111 116 166 173 186 189 199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<text:s/>12 34 79 89 94 104 123 127 161 187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<text:s/>11 23 53 59 65 107 158 170 172 179 182 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<text:s/>17 30 52 98 126 132 142 162 181 193 </text:p>
          </table:table-cell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<text:s/>66 73 75 80 85 97 118 175 195 196 </text:p>
          </table:table-cell>
        </table:table-row>
        <table:table-row table:style-name="ro2">
          <table:table-cell table:number-columns-repeated="5"/>
          <table:table-cell office:value-type="float" office:value="12">
            <text:p>12</text:p>
          </table:table-cell>
          <table:table-cell office:value-type="string">
            <text:p><text:s/>3 41 63 74 76 77 119 150 160 168 </text:p>
          </table:table-cell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<text:s/>7 28 57 82 105 117 131 156 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<text:s/>20 22 26 27 91 93 101 141 178 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<text:s/>16 33 39 49 62 64 67 71 155 184 188 </text:p>
          </table:table-cell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<text:s/>37 40 70 99 120 134 139 147 165 191 198 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<text:s/>8 13 58 61 83 87 90 100 152 190 </text:p>
          </table:table-cell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<text:s/>6 14 31 42 46 48 68 125 136 144 164 192 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<text:s/>50 56 78 112 129 153 167 174 180 197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>
            <text:p>PDG_20_200c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<text:s/>29 45 54 69 81 84 86 133 146 169 185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<text:s/>2 5 113 121 124 137 149 157 16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<text:s/>1 19 21 51 103 106 110 128 140 176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<text:s/>0 4 24 60 102 108 109 115 138 177 183 194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<text:s/>9 32 35 38 44 72 114 154 171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<text:s/>18 25 43 95 135 143 145 148 159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<text:s/>10 36 47 55 96 122 130 151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<text:s/>15 88 92 111 116 166 173 186 189 199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<text:s/>12 34 79 89 94 104 123 127 161 187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<text:s/>11 23 53 59 65 107 158 170 172 179 182 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<text:s/>17 30 52 98 126 132 142 162 181 193 </text:p>
          </table:table-cell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<text:s/>66 73 75 80 85 97 118 175 195 196 </text:p>
          </table:table-cell>
        </table:table-row>
        <table:table-row table:style-name="ro2">
          <table:table-cell table:number-columns-repeated="5"/>
          <table:table-cell office:value-type="float" office:value="12">
            <text:p>12</text:p>
          </table:table-cell>
          <table:table-cell office:value-type="string">
            <text:p><text:s/>3 41 63 74 76 77 119 150 160 168 </text:p>
          </table:table-cell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<text:s/>7 28 57 82 105 117 131 156 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<text:s/>20 22 26 27 91 93 101 141 178 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<text:s/>16 33 39 49 62 64 67 71 155 184 188 </text:p>
          </table:table-cell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<text:s/>37 40 70 99 120 134 139 147 165 191 198 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<text:s/>8 13 58 61 83 87 90 100 152 190 </text:p>
          </table:table-cell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<text:s/>6 14 31 42 46 48 68 125 136 144 164 192 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<text:s/>50 56 78 112 129 153 167 174 180 197 </text:p>
          </table:table-cell>
        </table:table-row>
      </table:table>
      <table:table table:name="3_tsp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</table:table-row>
        <table:table-row table:style-name="ro2">
          <table:table-cell office:value-type="string">
            <text:p>1_TSP_50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float" office:value="3.03851">
            <text:p>3.03851</text:p>
          </table:table-cell>
        </table:table-row>
        <table:table-row table:style-name="ro2">
          <table:table-cell office:value-type="string">
            <text:p>1_TSP_80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12.5035">
            <text:p>12.5035</text:p>
          </table:table-cell>
        </table:table-row>
        <table:table-row table:style-name="ro2">
          <table:table-cell office:value-type="string">
            <text:p>1_TSP_100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56.9827">
            <text:p>56.9827</text:p>
          </table:table-cell>
        </table:table-row>
        <table:table-row table:style-name="ro2">
          <table:table-cell office:value-type="string">
            <text:p>1_TSP_120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72.9042">
            <text:p>72.9042</text:p>
          </table:table-cell>
        </table:table-row>
        <table:table-row table:style-name="ro2">
          <table:table-cell office:value-type="string">
            <text:p>1_TSP_150</text:p>
          </table:table-cell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203.534">
            <text:p>203.534</text:p>
          </table:table-cell>
        </table:table-row>
        <table:table-row table:style-name="ro2">
          <table:table-cell office:value-type="string">
            <text:p>1_TSP_200</text:p>
          </table:table-cell>
          <table:table-cell office:value-type="float" office:value="1011">
            <text:p>1011</text:p>
          </table:table-cell>
          <table:table-cell office:value-type="float" office:value="0">
            <text:p>0</text:p>
          </table:table-cell>
          <table:table-cell office:value-type="float" office:value="633.211">
            <text:p>633.211</text:p>
          </table:table-cell>
        </table:table-row>
      </table:table>
      <table:table table:name="4_vrp" table:style-name="ta1" table:print="false">
        <table:table-column table:style-name="co2" table:number-columns-repeated="4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</table:table-row>
        <table:table-row table:style-name="ro2">
          <table:table-cell office:value-type="string">
            <text:p>1_PRV_30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118.48">
            <text:p>118.48</text:p>
          </table:table-cell>
        </table:table-row>
        <table:table-row table:style-name="ro2">
          <table:table-cell office:value-type="string">
            <text:p>1_PRV_40</text:p>
          </table:table-cell>
          <table:table-cell office:value-type="float" office:value="813">
            <text:p>813</text:p>
          </table:table-cell>
          <table:table-cell office:value-type="float" office:value="0.0135301">
            <text:p>0.0135301</text:p>
          </table:table-cell>
          <table:table-cell office:value-type="float" office:value="3600.03">
            <text:p>3600.03</text:p>
          </table:table-cell>
        </table:table-row>
        <table:table-row table:style-name="ro2">
          <table:table-cell office:value-type="string">
            <text:p>1_PRV_50</text:p>
          </table:table-cell>
          <table:table-cell office:value-type="float" office:value="973">
            <text:p>973</text:p>
          </table:table-cell>
          <table:table-cell office:value-type="float" office:value="0.036999">
            <text:p>0.036999</text:p>
          </table:table-cell>
          <table:table-cell office:value-type="float" office:value="3600.07">
            <text:p>3600.07</text:p>
          </table:table-cell>
        </table:table-row>
        <table:table-row table:style-name="ro2">
          <table:table-cell office:value-type="string">
            <text:p>1_PRV_70</text:p>
          </table:table-cell>
          <table:table-cell office:value-type="float" office:value="1275">
            <text:p>1275</text:p>
          </table:table-cell>
          <table:table-cell office:value-type="float" office:value="0.0768627">
            <text:p>0.0768627</text:p>
          </table:table-cell>
          <table:table-cell office:value-type="float" office:value="3600.03">
            <text:p>3600.03</text:p>
          </table:table-cell>
        </table:table-row>
        <table:table-row table:style-name="ro2">
          <table:table-cell office:value-type="string">
            <text:p>1_PRV_80</text:p>
          </table:table-cell>
          <table:table-cell office:value-type="float" office:value="1459">
            <text:p>1459</text:p>
          </table:table-cell>
          <table:table-cell office:value-type="float" office:value="0.0781357">
            <text:p>0.0781357</text:p>
          </table:table-cell>
          <table:table-cell office:value-type="float" office:value="3600.02">
            <text:p>3600.02</text:p>
          </table:table-cell>
        </table:table-row>
        <table:table-row table:style-name="ro2">
          <table:table-cell office:value-type="string">
            <text:p>1_PRV_100</text:p>
          </table:table-cell>
          <table:table-cell office:value-type="float" office:value="1712">
            <text:p>1712</text:p>
          </table:table-cell>
          <table:table-cell office:value-type="float" office:value="0.0969626">
            <text:p>0.0969626</text:p>
          </table:table-cell>
          <table:table-cell office:value-type="float" office:value="12354.7">
            <text:p>12354.7</text:p>
          </table:table-cell>
        </table:table-row>
      </table:table>
      <table:table table:name="5_flowshop" table:style-name="ta1" table:print="false">
        <table:table-column table:style-name="co2" table:default-cell-style-name="ce2"/>
        <table:table-column table:style-name="co2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  <table:table-cell table:style-name="ce1" office:value-type="string">
            <text:p>Solução (permutação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0.0349331">
            <text:p>0.0349331</text:p>
          </table:table-cell>
          <table:table-cell office:value-type="string">
            <text:p>4 0 6 3 1 7 5 9 2 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0.0249023">
            <text:p>0.0249023</text:p>
          </table:table-cell>
          <table:table-cell office:value-type="string">
            <text:p>2 3 6 4 7 8 11 0 10 1 9 5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019">
            <text:p>9019</text:p>
          </table:table-cell>
          <table:table-cell office:value-type="float" office:value="0">
            <text:p>0</text:p>
          </table:table-cell>
          <table:table-cell office:value-type="float" office:value="0.0418892">
            <text:p>0.0418892</text:p>
          </table:table-cell>
          <table:table-cell office:value-type="string">
            <text:p>11 13 0 2 12 6 7 4 5 10 8 1 3 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0.0458775">
            <text:p>0.0458775</text:p>
          </table:table-cell>
          <table:table-cell office:value-type="string">
            <text:p>14 4 0 2 12 7 13 8 10 11 1 3 9 6 5 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0.599396">
            <text:p>0.599396</text:p>
          </table:table-cell>
          <table:table-cell office:value-type="string">
            <text:p>10 14 5 8 11 0 15 3 4 17 16 19 6 12 2 7 1 13 9 18 </text:p>
          </table:table-cell>
        </table:table-row>
      </table:table>
      <table:table table:name="6_jobss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</table:table-row>
        <table:table-row table:style-name="ro2">
          <table:table-cell office:value-type="string">
            <text:p>1_1_n20_m2_S15_r0.3</text:p>
          </table:table-cell>
          <table:table-cell office:value-type="float" office:value="388.998">
            <text:p>388.998</text:p>
          </table:table-cell>
          <table:table-cell office:value-type="float" office:value="0.915167">
            <text:p>0.915167</text:p>
          </table:table-cell>
          <table:table-cell office:value-type="float" office:value="3600.06">
            <text:p>3600.06</text:p>
          </table:table-cell>
        </table:table-row>
        <table:table-row table:style-name="ro2">
          <table:table-cell office:value-type="string">
            <text:p>1_1_n20_m2_S15_r0.05</text:p>
          </table:table-cell>
          <table:table-cell office:value-type="float" office:value="1454">
            <text:p>1454</text:p>
          </table:table-cell>
          <table:table-cell office:value-type="float" office:value="0.879151">
            <text:p>0.879151</text:p>
          </table:table-cell>
          <table:table-cell office:value-type="float" office:value="3600.05">
            <text:p>3600.05</text:p>
          </table:table-cell>
        </table:table-row>
        <table:table-row table:style-name="ro2">
          <table:table-cell office:value-type="string">
            <text:p>1_1_n30_m2_S15_r0.3</text:p>
          </table:table-cell>
          <table:table-cell office:value-type="float" office:value="172">
            <text:p>172</text:p>
          </table:table-cell>
          <table:table-cell office:value-type="float" office:value="0.825581">
            <text:p>0.825581</text:p>
          </table:table-cell>
          <table:table-cell office:value-type="float" office:value="3600.06">
            <text:p>3600.06</text:p>
          </table:table-cell>
        </table:table-row>
        <table:table-row table:style-name="ro2">
          <table:table-cell office:value-type="string">
            <text:p>1_1_n30_m2_S15_r0.05</text:p>
          </table:table-cell>
          <table:table-cell office:value-type="float" office:value="3354">
            <text:p>3354</text:p>
          </table:table-cell>
          <table:table-cell office:value-type="float" office:value="0.940643">
            <text:p>0.940643</text:p>
          </table:table-cell>
          <table:table-cell office:value-type="float" office:value="3600.06">
            <text:p>3600.06</text:p>
          </table:table-cell>
        </table:table-row>
        <table:table-row table:style-name="ro2">
          <table:table-cell office:value-type="string">
            <text:p>1_1_n40_m2_S15_r0.3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3600.05">
            <text:p>3600.05</text:p>
          </table:table-cell>
        </table:table-row>
        <table:table-row table:style-name="ro2">
          <table:table-cell office:value-type="string">
            <text:p>1_1_n40_m2_S15_r0.05</text:p>
          </table:table-cell>
          <table:table-cell office:value-type="float" office:value="5072">
            <text:p>5072</text:p>
          </table:table-cell>
          <table:table-cell office:value-type="float" office:value="0.983438">
            <text:p>0.983438</text:p>
          </table:table-cell>
          <table:table-cell office:value-type="float" office:value="3600.07">
            <text:p>3600.07</text:p>
          </table:table-cell>
        </table:table-row>
        <table:table-row table:style-name="ro2">
          <table:table-cell office:value-type="string">
            <text:p>1_1_n50_m2_S15_r0.1</text:p>
          </table:table-cell>
          <table:table-cell office:value-type="float" office:value="7902">
            <text:p>7902</text:p>
          </table:table-cell>
          <table:table-cell office:value-type="float" office:value="0.995444">
            <text:p>0.995444</text:p>
          </table:table-cell>
          <table:table-cell office:value-type="float" office:value="3600.13">
            <text:p>3600.13</text:p>
          </table:table-cell>
        </table:table-row>
        <table:table-row table:style-name="ro2">
          <table:table-cell office:value-type="string">
            <text:p>1_1_n50_m2_S15_r0.3</text:p>
          </table:table-cell>
          <table:table-cell office:value-type="float" office:value="2642">
            <text:p>2642</text:p>
          </table:table-cell>
          <table:table-cell office:value-type="float" office:value="0.993565">
            <text:p>0.993565</text:p>
          </table:table-cell>
          <table:table-cell office:value-type="float" office:value="3600.03">
            <text:p>3600.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6/11/2019</text:date>, <text:time>20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07:31.31</meta:creation-date>
    <dc:date>2019-06-11T20:10:34.97</dc:date>
    <meta:editing-duration>PT36M28S</meta:editing-duration>
    <meta:editing-cycles>8</meta:editing-cycles>
    <meta:generator>OpenOffice/4.1.6$Win32 OpenOffice.org_project/416m1$Build-9790</meta:generator>
    <meta:document-statistic meta:table-count="6" meta:cell-count="428" meta:object-count="0"/>
  </office:meta>
</office:document-meta>
</file>